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anging_20_indent">
      <style:text-properties officeooo:paragraph-rsid="0012d668"/>
    </style:style>
    <style:style style:name="P2" style:family="paragraph" style:parent-style-name="Hanging_20_indent">
      <style:text-properties officeooo:rsid="0012d668" officeooo:paragraph-rsid="0012d668"/>
    </style:style>
    <style:style style:name="P3" style:family="paragraph" style:parent-style-name="Hanging_20_indent" style:list-style-name="L1">
      <style:text-properties officeooo:rsid="0012d668" officeooo:paragraph-rsid="0012d668"/>
    </style:style>
    <style:style style:name="T1" style:family="text">
      <style:text-properties officeooo:rsid="00105c2f"/>
    </style:style>
    <style:style style:name="T2" style:family="text">
      <style:text-properties officeooo:rsid="0012d668"/>
    </style:style>
    <style:style style:name="T3" style:family="text">
      <style:text-properties officeooo:rsid="00150e85"/>
    </style:style>
    <style:style style:name="T4" style:family="text">
      <style:text-properties officeooo:rsid="00184c9f"/>
    </style:style>
    <style:style style:name="T5" style:family="text">
      <style:text-properties officeooo:rsid="0018ca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1" text:outline-level="1"><text:span text:style-name="T1">odfdo</text:span> Test Case Document</text:h>
        <text:p text:style-name="Text_20_body">This is the first paragraph <text:span text:style-name="T2">with a link: </text:span><text:a xlink:type="simple" xlink:href="https://github.com/jdum/odfdo" office:name="some name" text:style-name="Internet_20_link" text:visited-style-name="Visited_20_Internet_20_Link"><text:span text:style-name="T3">the odfdo project</text:span></text:a>.</text:p>
        <text:p text:style-name="Text_20_body">This is the second paragraph.</text:p>
        <text:p text:style-name="P1">This is a paragraph with a named style.</text:p>
        <text:p text:style-name="P2">Some list :</text:p>
        <text:list text:style-name="L1">
          <text:list-item>
            <text:p text:style-name="P3">item1</text:p>
          </text:list-item>
          <text:list-item>
            <text:p text:style-name="P3">item2</text:p>
          </text:list-item>
          <text:list-item>
            <text:p text:style-name="P3">item3</text:p>
            <text:list>
              <text:list-item>
                <text:p text:style-name="P3">sub item a </text:p>
              </text:list-item>
              <text:list-item>
                <text:p text:style-name="P3">sub item (with link: <text:a xlink:type="simple" xlink:href="https://github.com/jdum/odfdo" text:style-name="Internet_20_link" text:visited-style-name="Visited_20_Internet_20_Link">odfdo b link</text:a>) b</text:p>
              </text:list-item>
              <text:list-item>
                <text:p text:style-name="P3">sub <text:span text:style-name="T4">item</text:span> c</text:p>
              </text:list-item>
            </text:list>
          </text:list-item>
          <text:list-item>
            <text:p text:style-name="P3">item4</text:p>
          </text:list-item>
        </text:list>
        <text:p text:style-name="P2">last paragraph</text:p>
        <text:h text:style-name="Heading_20_2" text:outline-level="2">Level 2 Title <text:span text:style-name="T2">with </text:span><text:a xlink:type="simple" xlink:href="https://github.com/jdum/odfdo" text:style-name="Internet_20_link" text:visited-style-name="Visited_20_Internet_20_Link"><text:span text:style-name="T5">odfdo project again</text:span></text:a><text:span text:style-name="T2"> embeded</text:span>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 text:restart-numbering="true" text:start-value="-1">First Title of the Second Section</text:h>
        <text:p text:style-name="Text_20_body">First paragraph of the second section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A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58:41.339354</meta:creation-date>
    <dc:date>2024-11-30T13:58:42.339354</dc:date>
    <meta:editing-duration>PT00H00M01S</meta:editing-duration>
    <meta:editing-cycles>1</meta:editing-cycles>
    <meta:generator>odfdo 3.12.0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18" meta:word-count="99" meta:character-count="486" meta:non-whitespace-character-count="414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